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10 Pitch" svg:font-family="Courier 10 Pitch" style:font-family-generic="system" style:font-pitch="fixed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M1" style:master-page-name="MP0" style:family="paragraph">
      <style:paragraph-properties fo:break-before="page">
        <style:tab-stops>
          <style:tab-stop style:type="right" style:leader-style="dotted" style:leader-text="." style:position="6.6861in"/>
        </style:tab-stops>
      </style:paragraph-properties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" style:parent-style-name="Policepardéfaut" style:family="text">
      <style:text-properties fo:color="#ED1C24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fo:color="#000000"/>
    </style:style>
    <style:style style:name="T9" style:parent-style-name="Policepardéfaut" style:family="text">
      <style:text-properties style:font-name="monospace" fo:color="#235A81" fo:font-size="7.5pt" style:font-size-asian="7.5pt"/>
    </style:style>
    <style:style style:name="T10" style:parent-style-name="Policepardéfaut" style:family="text">
      <style:text-properties style:font-name="monospace" fo:color="#444444" fo:font-size="7.5pt" style:font-size-asian="7.5pt"/>
    </style:style>
    <style:style style:name="T11" style:parent-style-name="Policepardéfaut" style:family="text">
      <style:text-properties style:font-name="monospace" fo:color="#770088" fo:font-size="7.5pt" style:font-size-asian="7.5pt"/>
    </style:style>
    <style:style style:name="T12" style:parent-style-name="Policepardéfaut" style:family="text">
      <style:text-properties style:font-name="monospace" fo:color="#444444" fo:font-size="7.5pt" style:font-size-asian="7.5pt"/>
    </style:style>
    <style:style style:name="T13" style:parent-style-name="Policepardéfaut" style:family="text">
      <style:text-properties style:font-name="monospace" fo:color="#0055AA" fo:font-size="7.5pt" style:font-size-asian="7.5pt"/>
    </style:style>
    <style:style style:name="T14" style:parent-style-name="Policepardéfaut" style:family="text">
      <style:text-properties style:font-name="monospace" fo:color="#444444" fo:font-size="7.5pt" style:font-size-asian="7.5pt"/>
    </style:style>
    <style:style style:name="T15" style:parent-style-name="Policepardéfaut" style:family="text">
      <style:text-properties style:font-name="monospace" fo:color="#770088" fo:font-size="7.5pt" style:font-size-asian="7.5pt"/>
    </style:style>
    <style:style style:name="T16" style:parent-style-name="Policepardéfaut" style:family="text">
      <style:text-properties style:font-name="monospace" fo:color="#444444" fo:font-size="7.5pt" style:font-size-asian="7.5pt"/>
    </style:style>
    <style:style style:name="T17" style:parent-style-name="Policepardéfaut" style:family="text">
      <style:text-properties style:font-name="monospace" fo:color="#770088" fo:font-size="7.5pt" style:font-size-asian="7.5pt"/>
    </style:style>
    <style:style style:name="T18" style:parent-style-name="Policepardéfaut" style:family="text">
      <style:text-properties style:font-name="monospace" fo:color="#444444" fo:font-size="7.5pt" style:font-size-asian="7.5pt"/>
    </style:style>
    <style:style style:name="T19" style:parent-style-name="Policepardéfaut" style:family="text">
      <style:text-properties style:font-name="monospace" fo:color="#0055AA" fo:font-size="7.5pt" style:font-size-asian="7.5pt"/>
    </style:style>
    <style:style style:name="T20" style:parent-style-name="Policepardéfaut" style:family="text">
      <style:text-properties style:font-name="monospace" fo:color="#0055AA" fo:font-size="7.5pt" style:font-size-asian="7.5pt"/>
    </style:style>
    <style:style style:name="T21" style:parent-style-name="SourceText" style:family="text">
      <style:text-properties style:font-name="monospace" fo:color="#235A81" fo:font-size="9.5pt" style:font-size-asian="9.5pt" fo:background-color="#E5E5E5"/>
    </style:style>
    <style:style style:name="T22" style:parent-style-name="SourceText" style:family="text">
      <style:text-properties style:font-name="monospace" fo:color="#444444" fo:font-size="9.5pt" style:font-size-asian="9.5pt" fo:background-color="#E5E5E5"/>
    </style:style>
    <style:style style:name="T23" style:parent-style-name="SourceText" style:family="text">
      <style:text-properties style:font-name="monospace" fo:color="#0055AA" fo:font-size="9.5pt" style:font-size-asian="9.5pt" fo:background-color="#E5E5E5"/>
    </style:style>
    <style:style style:name="T24" style:parent-style-name="SourceText" style:family="text">
      <style:text-properties style:font-name="monospace" fo:color="#444444" fo:font-size="9.5pt" style:font-size-asian="9.5pt" fo:background-color="#E5E5E5"/>
    </style:style>
    <style:style style:name="T25" style:parent-style-name="SourceText" style:family="text">
      <style:text-properties style:font-name="monospace" fo:color="#235A81" fo:font-size="9.5pt" style:font-size-asian="9.5pt" fo:background-color="#E5E5E5"/>
    </style:style>
    <style:style style:name="T26" style:parent-style-name="SourceText" style:family="text">
      <style:text-properties style:font-name="monospace" fo:color="#444444" fo:font-size="9.5pt" style:font-size-asian="9.5pt" fo:background-color="#E5E5E5"/>
    </style:style>
    <style:style style:name="T27" style:parent-style-name="SourceText" style:family="text">
      <style:text-properties style:font-name="monospace" fo:color="#0055AA" fo:font-size="9.5pt" style:font-size-asian="9.5pt" fo:background-color="#E5E5E5"/>
    </style:style>
    <style:style style:name="T28" style:parent-style-name="SourceText" style:family="text">
      <style:text-properties style:font-name="monospace" fo:color="#444444" fo:font-size="9.5pt" style:font-size-asian="9.5pt" fo:background-color="#E5E5E5"/>
    </style:style>
    <style:style style:name="T29" style:parent-style-name="SourceText" style:family="text">
      <style:text-properties style:font-name="monospace" fo:color="#AA1111" fo:font-size="9.5pt" style:font-size-asian="9.5pt" fo:background-color="#E5E5E5"/>
    </style:style>
    <style:style style:name="T30" style:parent-style-name="SourceText" style:family="text">
      <style:text-properties style:font-name="monospace" fo:color="#444444" fo:font-size="9.5pt" style:font-size-asian="9.5pt" fo:background-color="#E5E5E5"/>
    </style:style>
    <style:style style:name="T31" style:parent-style-name="SourceText" style:family="text">
      <style:text-properties style:font-name="monospace" fo:color="#770088" fo:font-size="9.5pt" style:font-size-asian="9.5pt" fo:background-color="#E5E5E5"/>
    </style:style>
    <style:style style:name="T32" style:parent-style-name="SourceText" style:family="text">
      <style:text-properties style:font-name="monospace" fo:color="#444444" fo:font-size="9.5pt" style:font-size-asian="9.5pt" fo:background-color="#E5E5E5"/>
    </style:style>
    <style:style style:name="T33" style:parent-style-name="SourceText" style:family="text">
      <style:text-properties style:font-name="monospace" fo:color="#0055AA" fo:font-size="9.5pt" style:font-size-asian="9.5pt" fo:background-color="#E5E5E5"/>
    </style:style>
    <style:style style:name="T34" style:parent-style-name="SourceText" style:family="text">
      <style:text-properties style:font-name="monospace" fo:color="#444444" fo:font-size="9.5pt" style:font-size-asian="9.5pt" fo:background-color="#E5E5E5"/>
    </style:style>
    <style:style style:name="T35" style:parent-style-name="SourceText" style:family="text">
      <style:text-properties style:font-name="monospace" fo:color="#116644" fo:font-size="9.5pt" style:font-size-asian="9.5pt" fo:background-color="#E5E5E5"/>
    </style:style>
    <style:style style:name="T36" style:parent-style-name="Policepardéfaut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37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38" style:parent-style-name="Normal" style:family="paragraph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39" style:parent-style-name="Normal" style:family="paragraph">
      <style:paragraph-properties style:vertical-align="auto"/>
      <style:text-properties fo:hyphenate="true"/>
    </style:style>
    <style:style style:name="T40" style:parent-style-name="Policepardéfaut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41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42" style:parent-style-name="Policepardéfaut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43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44" style:parent-style-name="Normal" style:family="paragraph">
      <style:paragraph-properties style:vertical-align="auto"/>
      <style:text-properties fo:hyphenate="true"/>
    </style:style>
    <style:style style:name="T45" style:parent-style-name="Policepardéfaut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46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47" style:parent-style-name="Policepardéfaut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48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49" style:parent-style-name="Policepardéfaut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50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51" style:parent-style-name="Titre1" style:family="paragraph">
      <style:text-properties fo:color="#ED1C24" style:text-underline-type="single" style:text-underline-style="solid" style:text-underline-width="auto" style:text-underline-mode="continuous"/>
    </style:style>
    <style:style style:name="T52" style:parent-style-name="Policepardéfaut" style:family="text">
      <style:text-properties fo:color="#000000"/>
    </style:style>
    <style:style style:name="P53" style:parent-style-name="Normal" style:family="paragraph">
      <style:paragraph-properties style:vertical-align="auto"/>
      <style:text-properties fo:hyphenate="true"/>
    </style:style>
    <style:style style:name="T54" style:parent-style-name="Policepardéfaut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55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56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57" style:parent-style-name="Normal" style:family="paragraph">
      <style:paragraph-properties style:vertical-align="auto"/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58" style:parent-style-name="Normal" style:family="paragraph">
      <style:paragraph-properties style:vertical-align="auto"/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59" style:parent-style-name="Normal" style:family="paragraph">
      <style:paragraph-properties style:vertical-align="auto"/>
      <style:text-properties fo:hyphenate="true"/>
    </style:style>
    <style:style style:name="T60" style:parent-style-name="Policepardéfaut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61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62" style:parent-style-name="Normal" style:family="paragraph">
      <style:paragraph-properties style:vertical-align="auto"/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T63" style:parent-style-name="Policepardéfaut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64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65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66" style:parent-style-name="Normal" style:family="paragraph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67" style:parent-style-name="Normal" style:family="paragraph">
      <style:paragraph-properties style:vertical-align="auto"/>
      <style:text-properties fo:hyphenate="true"/>
    </style:style>
    <style:style style:name="T68" style:parent-style-name="Policepardéfaut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69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70" style:parent-style-name="Policepardéfaut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71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72" style:parent-style-name="Normal" style:family="paragraph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73" style:parent-style-name="Normal" style:family="paragraph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74" style:parent-style-name="Normal" style:family="paragraph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75" style:parent-style-name="Normal" style:family="paragraph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76" style:parent-style-name="Normal" style:family="paragraph">
      <style:paragraph-properties style:vertical-align="auto"/>
      <style:text-properties fo:hyphenate="true"/>
    </style:style>
    <style:style style:name="T77" style:parent-style-name="Policepardéfaut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78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79" style:parent-style-name="Policepardéfaut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80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81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82" style:parent-style-name="Policepardéfaut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83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84" style:parent-style-name="Normal" style:family="paragraph">
      <style:paragraph-properties style:vertical-align="auto"/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85" style:parent-style-name="Normal" style:family="paragraph">
      <style:paragraph-properties style:vertical-align="auto"/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86" style:parent-style-name="Titre1" style:family="paragraph">
      <style:text-properties fo:color="#ED1C24" style:text-underline-type="single" style:text-underline-style="solid" style:text-underline-width="auto" style:text-underline-mode="continuous"/>
    </style:style>
    <style:style style:name="P87" style:parent-style-name="Normal" style:family="paragraph">
      <style:text-properties fo:color="#000000"/>
    </style:style>
    <style:style style:name="T88" style:parent-style-name="Policepardéfaut" style:family="text">
      <style:text-properties fo:color="#000000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278435" office:target-frame-name="_top" xlink:show="replace"><text:span text:style-name="Lienhypertexte">1) Table des éditeurs :</text:span><text:tab/>1</text:a></text:p>
          <text:p text:style-name="P5"><text:a xlink:href="#_Toc278436" office:target-frame-name="_top" xlink:show="replace"><text:span text:style-name="Lienhypertexte">2) Table des personnes :</text:span><text:tab/>1</text:a></text:p>
          <text:p text:style-name="P6"><text:a xlink:href="#_Toc278437" office:target-frame-name="_top" xlink:show="replace"><text:span text:style-name="Lienhypertexte">3) Table des<text:s/></text:span><text:span text:style-name="Lienhypertexte">livres :</text:span><text:tab/>2</text:a></text:p>
        </text:index-body>
      </text:table-of-content>
      <text:h text:style-name="Titre1" text:outline-level="1"><text:bookmark-start text:name="_Toc278435"/><text:span text:style-name="T7">1) Table des éditeurs :</text:span><text:bookmark-end text:name="_Toc278435"/></text:h>
      <text:p text:style-name="Textbody"><text:span text:style-name="T8">a) La commande pour trier les noms dans l’ordre est la suivante :<text:s/></text:span><text:a xlink:href="https://194.199.227.110/phpMyAdmin/url.php?url=https://dev.mysql.com/doc/refman/5.5/en/select.html" office:target-frame-name="_top" xlink:show="replace"><text:span text:style-name="T9">SELECT</text:span></text:a><text:span text:style-name="T10"><text:s/>*<text:s/></text:span><text:span text:style-name="T11">FROM</text:span><text:span text:style-name="T12"><text:s/></text:span><text:span text:style-name="T13">`editeurs`</text:span><text:span text:style-name="T14"><text:s/></text:span><text:span text:style-name="T15">ORDER</text:span><text:span text:style-name="T16"><text:s/></text:span><text:span text:style-name="T17">BY</text:span><text:span text:style-name="T18"><text:s/></text:span><text:span text:style-name="T19">`n</text:span><text:span text:style-name="T20">om`</text:span></text:p>
      <text:p text:style-name="Textbody">b) Dans la page on voit que le noEditeur 17 et 49 sont des doublons. On a aussi les noEditeurs 137 et 148 qui sont les mêmes.</text:p>
      <text:p text:style-name="Textbody">c) La commande pour corriger le nom de l’éditeur 223 est :<text:s/><text:a xlink:href="https://194.199.227.110/phpMyAdmin/url.php?url=https://dev.mysql.com/doc/refman/5.5/en/update.html" office:target-frame-name="_top" xlink:show="replace"><text:span text:style-name="T21">UPDATE</text:span></text:a><text:span text:style-name="T22"> </text:span><text:span text:style-name="T23">`editeurs`</text:span><text:span text:style-name="T24"> </text:span><text:a xlink:href="https://194.199.227.110/phpMyAdmin/url.php?url=https://dev.mysql.com/doc/refman/5.5/en/set.html" office:target-frame-name="_top" xlink:show="replace"><text:span text:style-name="T25">SET</text:span></text:a><text:span text:style-name="T26"> </text:span><text:span text:style-name="T27">`nom`</text:span><text:span text:style-name="T28">=</text:span><text:span text:style-name="T29">'ADDISON-WESLEY'</text:span><text:span text:style-name="T30"> </text:span><text:span text:style-name="T31">WHERE</text:span><text:span text:style-name="T32"> </text:span><text:span text:style-name="T33">`noEditeur`</text:span><text:span text:style-name="T34">=</text:span><text:span text:style-name="T35">223</text:span></text:p>
      <text:p text:style-name="Normal">d) La commande pour<text:s/>supprimer l’enregistrement 49 dans la table editeurs est<text:s/></text:p>
      <text:p text:style-name="Normal"><text:a xlink:href="https://194.199.227.110/phpMyAdmin/url.php?url=https://dev.mysql.com/doc/refman/5.5/en/delete.html" office:target-frame-name="_top" xlink:show="replace"><text:span text:style-name="T36">DELETE</text:span></text:a><text:span text:style-name="T37"><text:s/>FROM `editeurs` WHERE noEditeur=49<text:s/></text:span></text:p>
      <text:p text:style-name="P38"/>
      <text:p text:style-name="Normal">La commande pour conserver la<text:s/>cohérance de la table des livres est<text:s/></text:p>
      <text:p text:style-name="P39"><text:a xlink:href="https://194.199.227.110/phpMyAdmin/url.php?url=https://dev.mysql.com/doc/refman/5.5/en/update.html" office:target-frame-name="_top" xlink:show="replace"><text:span text:style-name="T40">UPDATE</text:span></text:a><text:span text:style-name="T41"><text:s/>`livres`<text:s/></text:span><text:a xlink:href="https://194.199.227.110/phpMyAdmin/url.php?url=https://dev.mysql.com/doc/refman/5.5/en/set.html" office:target-frame-name="_top" xlink:show="replace"><text:span text:style-name="T42">SET</text:span></text:a><text:span text:style-name="T43"><text:s/>noEditeur=17 WHERE noEditeur=49<text:s/></text:span></text:p>
      <text:p text:style-name="Normal"/>
      <text:p text:style-name="Normal">19 lignes ont étaient affectées</text:p>
      <text:p text:style-name="Normal"><text:s/></text:p>
      <text:p text:style-name="Normal">e) La commande pour trouver le nom des 7 autres doublons est</text:p>
      <text:p text:style-name="P44"><text:a xlink:href="https://194.199.227.110/phpMyAdmin/url.php?url=https://dev.mysql.com/doc/refman/5.5/en/select.html" office:target-frame-name="_top" xlink:show="replace"><text:span text:style-name="T45">SELECT</text:span></text:a><text:span text:style-name="T46"><text:s/></text:span><text:a xlink:href="https://194.199.227.110/phpMyAdmin/url.php?url=https://dev.mysql.com/doc/refman/5.5/en/group-by-functions.html#function_count" office:target-frame-name="_top" xlink:show="replace"><text:span text:style-name="T47">COUNT</text:span></text:a><text:span text:style-name="T48">(nom) AS nb_doublon, nom FROM editeurs GROUP BY nom HAVING<text:s/></text:span><text:a xlink:href="https://194.199.227.110/phpMyAdmin/url.php?url=https://dev.mysql.com/doc/refman/5.5/en/group-by-functions.html#function_count" office:target-frame-name="_top" xlink:show="replace"><text:span text:style-name="T49">COUNT</text:span></text:a><text:span text:style-name="T50">(nom) &gt; 1<text:s/></text:span></text:p>
      <text:p text:style-name="Normal"/>
      <text:h text:style-name="P51" text:outline-level="1"><text:bookmark-start text:name="_Toc278436"/>2) Table des personnes :<text:bookmark-end text:name="_Toc278436"/></text:h>
      <text:p text:style-name="NormalWeb"><text:span text:style-name="T52">a)<text:s/></text:span><text:span text:style-name="CodeHTML">CHAR_LENGTH(str)</text:span><text:s/>est la commande qui permet de calculer la longueur d’une chaîne de<text:s/><text:s text:c="9"/>caractère</text:p>
      <text:p text:style-name="NormalWeb">Retourne le nombre de caractères de la chaîne<text:s/><text:span text:style-name="CodeHTML">str</text:span>: Un caractère multi-octets compte comme un seul caractère. Cela signifie que pour une chaîne contenant 5 caractères de 2 octets,<text:s/><text:span text:style-name="CodeHTML">LENGTH()</text:span><text:s/>retournera<text:s/><text:span text:style-name="CodeHTML">10</text:span>, alors que<text:s/><text:span text:style-name="CodeHTML">CHAR_LENGTH()</text:span><text:s/>retournera<text:s/><text:span text:style-name="CodeHTML">5</text:span>.<text:s/></text:p>
      <text:p text:style-name="NormalWeb">b) La commande pour savoir le nombre de personnes ayant un numéro plus grand que 10 digits est<text:s/></text:p>
      <text:p text:style-name="P53"><text:a xlink:href="https://194.199.227.110/phpMyAdmin/url.php?url=https://dev.mysql.com/doc/refman/5.5/en/select.html" office:target-frame-name="_top" xlink:show="replace"><text:span text:style-name="T54">SELECT</text:span></text:a><text:span text:style-name="T55"><text:s/>`telephone` FROM `personnes` WHE</text:span><text:span text:style-name="T56">RE CHAR_LENGTH(telephone) &gt; 10<text:s/></text:span></text:p>
      <text:p text:style-name="P57"/>
      <text:p text:style-name="P58">Le nombre de personne ayant un numéro plus grand que 10 digits est 897.</text:p>
      <text:p text:style-name="NormalWeb">c) La commande pour savoir les noms et identifiants des personnes ayant un numéro plus grand que 10 digits est</text:p>
      <text:p text:style-name="P59"><text:a xlink:href="https://194.199.227.110/phpMyAdmin/url.php?url=https://dev.mysql.com/doc/refman/5.5/en/select.html" office:target-frame-name="_top" xlink:show="replace"><text:span text:style-name="T60">SELECT</text:span></text:a><text:span text:style-name="T61"><text:s/>nom, noPersonne FROM `personnes` WHERE CHAR_LENGTH(telephone) &gt; 10<text:s/></text:span></text:p>
      <text:p text:style-name="P62"/>
      <text:p text:style-name="Normal">d) Les commandes suivantes sont pour tester et modifier les numéros de téléphones automatiquement pour qu’ils aient une taille de 10 digits<text:s/></text:p>
      <text:p text:style-name="Normal"><text:a xlink:href="https://194.199.227.110/phpMyAdmin/url.php?url=https://dev.mysql.com/doc/refman/5.5/en/select.html" office:target-frame-name="_top" xlink:show="replace"><text:span text:style-name="T63">SELECT</text:span></text:a><text:span text:style-name="T64"><text:s/>noPersonne, nom, SUBSTRING(telephone, 1, 10) FROM personne</text:span><text:span text:style-name="T65">s WHERE LENGHT(telephone)&gt;10</text:span></text:p>
      <text:p text:style-name="P66"/>
      <text:p text:style-name="P67"><text:a xlink:href="https://194.199.227.110/phpMyAdmin/url.php?url=https://dev.mysql.com/doc/refman/5.5/en/update.html" office:target-frame-name="_top" xlink:show="replace"><text:span text:style-name="T68">UPDATE</text:span></text:a><text:span text:style-name="T69"><text:s/>personnes<text:s/></text:span><text:a xlink:href="https://194.199.227.110/phpMyAdmin/url.php?url=https://dev.mysql.com/doc/refman/5.5/en/set.html" office:target-frame-name="_top" xlink:show="replace"><text:span text:style-name="T70">SET</text:span></text:a><text:span text:style-name="T71"><text:s/>telephone=SUBSTRING(telephone, 1, 10) WHERE LENGHT(telephone)&gt;10<text:s/></text:span></text:p>
      <text:p text:style-name="P72"/>
      <text:p text:style-name="P73"/>
      <text:p text:style-name="P74"/>
      <text:p text:style-name="P75">e) La commande pour connaître le nombre de personnes inscritess pour chaque ville est</text:p>
      <text:p text:style-name="P76"><text:a xlink:href="https://194.199.227.110/phpMyAdmin/url.php?url=https://dev.mysql.com/doc/refman/5.5/en/select.html" office:target-frame-name="_top" xlink:show="replace"><text:span text:style-name="T77">SELECT</text:span></text:a><text:span text:style-name="T78"><text:s/></text:span><text:a xlink:href="https://194.199.227.110/phpMyAdmin/url.php?url=https://dev.mysql.com/doc/refman/5.5/en/group-by-functions.html#function_count" office:target-frame-name="_top" xlink:show="replace"><text:span text:style-name="T79">COUNT</text:span></text:a><text:span text:style-name="T80">(ville) AS nb_inscrits, ville FROM personnes GROUP BY ville HA</text:span><text:span text:style-name="T81">VING<text:s/></text:span><text:a xlink:href="https://194.199.227.110/phpMyAdmin/url.php?url=https://dev.mysql.com/doc/refman/5.5/en/group-by-functions.html#function_count" office:target-frame-name="_top" xlink:show="replace"><text:span text:style-name="T82">COUNT</text:span></text:a><text:span text:style-name="T83">(ville) &gt; 0<text:s/></text:span></text:p>
      <text:p text:style-name="P84"/>
      <text:p text:style-name="P85"/>
      <text:h text:style-name="P86" text:outline-level="1"><text:bookmark-start text:name="_Toc278437"/>3) Table des livres :<text:bookmark-end text:name="_Toc278437"/></text:h>
      <text:p text:style-name="P87">a) La taille actuelle de la table livres est de 188.4ko. La taille<text:s/>totale de la base est 484.6ko.</text:p>
      <text:p text:style-name="Normal"><text:span text:style-name="T88">b)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10 Pitch" svg:font-family="Courier 10 Pitch" style:font-family-generic="system" style:font-pitch="fixed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next-style-name="Terminal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erminal0" style:display-name="terminal" style:family="paragraph" style:parent-style-name="Textbody">
      <style:paragraph-properties fo:background-color="#000000"/>
      <style:text-properties fo:color="#000000" fo:background-color="#FFFFFF" fo:hyphenate="false"/>
    </style:style>
    <style:style style:name="Terminal" style:display-name="Terminal" style:family="paragraph" style:parent-style-name="Textbody">
      <style:paragraph-properties fo:background-color="#000000"/>
      <style:text-properties style:font-name="Courier 10 Pitch" style:font-name-asian="Courier 10 Pitch" style:font-name-complex="Courier 10 Pitch" fo:font-size="10.5pt" style:font-size-asian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cm-keyword" style:display-name="cm-keyword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m-variable-2" style:display-name="cm-variable-2" style:family="text" style:parent-style-name="Policepardéfaut"/>
    <style:style style:name="cm-number" style:display-name="cm-number" style:family="text" style:parent-style-name="Policepardéfaut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Policepardéfaut" style:family="text">
      <style:text-properties fo:font-weight="bold" style:font-weight-asian="bold" style:font-weight-complex="bold" fo:color="#FF0000" fo:font-size="20pt" style:font-size-asian="20pt" style:font-size-complex="20pt" style:text-underline-type="single" style:text-underline-style="solid" style:text-underline-width="auto" style:text-underline-mode="continuous"/>
    </style:style>
    <number:date-style style:name="N3" number:language="fr" number:country="FR">
      <number:day number:style="long" number:calendar="gregorian"/>
      <number:text>/</number:text>
      <number:month number:style="long" number:calendar="gregorian"/>
      <number:text>/</number:text>
      <number:year number:calendar="gregorian"/>
    </number:date-style>
    <number:date-style style:name="N4" number:language="fr" number:country="FR">
      <number:day number:style="long" number:calendar="gregorian"/>
      <number:text>/</number:text>
      <number:month number:style="long" number:calendar="gregorian"/>
      <number:text>/</number:text>
      <number:year number:calendar="gregorian"/>
    </number:date-style>
  </office:automatic-styles>
  <office:master-styles>
    <style:master-page style:name="MP0" style:page-layout-name="PL0">
      <style:header>
        <text:p text:style-name="En-tête">LAFORGE<text:tab/><text:tab/>RT1</text:p>
        <text:p text:style-name="En-tête">Samuel<text:tab/><text:span text:style-name="T2">TP2 M2104</text:span></text:p>
      </style:header>
      <style:footer>
        <text:p text:style-name="Pieddepage"><text:date style:data-style-name="N3">05/02/19</text:date><text:tab/><text:page-number text:fixed="false">2</text:page-number>/<text:page-count>2</text:page-count><text:tab/><text:date style:data-style-name="N4">05/02/19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muel laforge</dc:creator>
    <meta:creation-date>2018-09-25T13:19:00Z</meta:creation-date>
    <dc:date>2019-02-05T16:01:00Z</dc:date>
    <meta:print-date>2019-02-05T16:00:00Z</meta:print-date>
    <meta:template xlink:href="Normal" xlink:type="simple"/>
    <meta:editing-cycles>20</meta:editing-cycles>
    <meta:editing-duration>PT9900S</meta:editing-duration>
    <meta:document-statistic meta:page-count="2" meta:paragraph-count="8" meta:word-count="693" meta:character-count="4501" meta:row-count="31" meta:non-whitespace-character-count="3816"/>
  </office:meta>
</office:document-meta>
</file>